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10429d" style:font-size-asian="12.25pt" style:font-size-complex="14pt"/>
    </style:style>
    <style:style style:name="T1" style:family="text">
      <style:text-properties fo:font-size="14pt" officeooo:rsid="0010429d" style:font-size-asian="12.25pt" style:font-size-complex="14pt"/>
    </style:style>
    <style:style style:name="T2" style:family="text">
      <style:text-properties fo:font-size="14pt" officeooo:rsid="00111c95" style:font-size-asian="12.25pt" style:font-size-complex="14pt"/>
    </style:style>
    <style:style style:name="T3" style:family="text">
      <style:text-properties officeooo:rsid="00111c95"/>
    </style:style>
    <style:style style:name="T4" style:family="text">
      <style:text-properties officeooo:rsid="00118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his picture is a digitally designed drawing presumably aiming at promoting green energies.</text:span></text:p>
      <text:p text:style-name="Standard"><text:span text:style-name="T1"><text:tab/>It features a landscape of wid turbines and solar panels with mountains and a sunset in the background forming the horizon line. </text:span><text:span text:style-name="T2">Small trees are also represented on the sides. </text:span><text:span text:style-name="T1">The solar panels and wind turbines seem to power the silhouette of a human head with gears turning inside it that is depicted in the center of the image. It is drawn in an electric glowing blue, like the charts and schematics that are surrounding it and forming the top half of this document. </text:span></text:p>
      <text:p text:style-name="P1"><text:tab/><text:span text:style-name="T3">This image represents natural elements to show that green energies are respectful of the environment. The head with the gears and the charts symbolize imagination, </text:span><text:span text:style-name="T4">and the glow adds a futuristic feeling to the scene, so we can say that according to this image green energies will be powering our fu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31T11:34:29.150503900</meta:creation-date>
    <dc:date>2025-10-31T12:06:34.502650600</dc:date>
    <meta:editing-duration>PT2M42S</meta:editing-duration>
    <meta:editing-cycles>1</meta:editing-cycles>
    <meta:document-statistic meta:table-count="0" meta:image-count="0" meta:object-count="0" meta:page-count="1" meta:paragraph-count="3" meta:word-count="148" meta:character-count="866" meta:non-whitespace-character-count="717"/>
    <meta:generator>LibreOffice/25.8.2.2$Windows_X86_64 LibreOffice_project/d401f2107ccab8f924a8e2df40f573aab7605b6f</meta:generator>
  </office:meta>
</office:document-meta>
</file>